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Student name+ Student number</text:p>
      <text:p text:style-name="Normal">Alex Plunkett X17331006</text:p>
      <text:p text:style-name="Normal">Piyush Sharma X17342356</text:p>
      <text:p text:style-name="Normal">Nathan Hodgkiss X17381176</text:p>
      <text:p text:style-name="Normal">Dylan Murphy X17506166</text:p>
      <text:p text:style-name="Normal"/>
      <text:p text:style-name="Normal"/>
      <text:p text:style-name="P2">WordPress Link</text:p>
      <text:p text:style-name="Normal">sabcamctv.wordpress.com.</text:p>
      <text:p text:style-name="Normal"/>
      <text:p text:style-name="Normal"/>
      <text:p text:style-name="P3">GitHub link</text:p>
      <text:p text:style-name="Normal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Plunkett</meta:initial-creator>
    <dc:creator>Alex Plunkett</dc:creator>
    <meta:creation-date>2018-04-29T14:47:00Z</meta:creation-date>
    <dc:date>2018-04-29T14:47:00Z</dc:date>
    <meta:template xlink:href="Normal" xlink:type="simple"/>
    <meta:editing-cycles>2</meta:editing-cycles>
    <meta:editing-duration>PT0S</meta:editing-duration>
    <meta:document-statistic meta:page-count="1" meta:paragraph-count="1" meta:word-count="27" meta:character-count="183" meta:row-count="1" meta:non-whitespace-character-count="157"/>
  </office:meta>
</office:document-meta>
</file>